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officeooo:rsid="0037893c" officeooo:paragraph-rsid="0037893c" fo:background-color="#ffff00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officeooo:rsid="0017eade" officeooo:paragraph-rsid="0017eade"/>
    </style:style>
    <style:style style:name="P4" style:family="paragraph" style:parent-style-name="Standard">
      <style:text-properties officeooo:rsid="000ec1fd" officeooo:paragraph-rsid="000ec1fd"/>
    </style:style>
    <style:style style:name="P5" style:family="paragraph" style:parent-style-name="Standard">
      <style:text-properties officeooo:rsid="0025e06b" officeooo:paragraph-rsid="0025e06b"/>
    </style:style>
    <style:style style:name="P6" style:family="paragraph" style:parent-style-name="Standard">
      <style:text-properties officeooo:rsid="000f9144" officeooo:paragraph-rsid="000f9144"/>
    </style:style>
    <style:style style:name="P7" style:family="paragraph" style:parent-style-name="Standard">
      <style:text-properties officeooo:rsid="0025274f" officeooo:paragraph-rsid="0017eade"/>
    </style:style>
    <style:style style:name="P8" style:family="paragraph" style:parent-style-name="Standard">
      <style:text-properties officeooo:rsid="002753b3" officeooo:paragraph-rsid="002753b3"/>
    </style:style>
    <style:style style:name="P9" style:family="paragraph" style:parent-style-name="Standard">
      <style:text-properties officeooo:rsid="002d0770" officeooo:paragraph-rsid="002d0770"/>
    </style:style>
    <style:style style:name="P10" style:family="paragraph" style:parent-style-name="Standard">
      <style:text-properties officeooo:rsid="002994ba" officeooo:paragraph-rsid="002994ba"/>
    </style:style>
    <style:style style:name="P11" style:family="paragraph" style:parent-style-name="Standard">
      <style:text-properties officeooo:rsid="002e937e" officeooo:paragraph-rsid="002e937e"/>
    </style:style>
    <style:style style:name="P12" style:family="paragraph" style:parent-style-name="Standard">
      <style:text-properties officeooo:rsid="00339d84" officeooo:paragraph-rsid="00339d84"/>
    </style:style>
    <style:style style:name="P13" style:family="paragraph" style:parent-style-name="Standard">
      <style:text-properties officeooo:rsid="003486bc" officeooo:paragraph-rsid="003486bc"/>
    </style:style>
    <style:style style:name="P14" style:family="paragraph" style:parent-style-name="Standard">
      <style:text-properties officeooo:rsid="00367c5d" officeooo:paragraph-rsid="00367c5d"/>
    </style:style>
    <style:style style:name="P15" style:family="paragraph" style:parent-style-name="Standard">
      <style:text-properties officeooo:rsid="0036de8f" officeooo:paragraph-rsid="0036de8f"/>
    </style:style>
    <style:style style:name="T1" style:family="text">
      <style:text-properties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officeooo:rsid="00256c36"/>
    </style:style>
    <style:style style:name="T4" style:family="text">
      <style:text-properties officeooo:rsid="0026f190"/>
    </style:style>
    <style:style style:name="T5" style:family="text">
      <style:text-properties officeooo:rsid="0025e06b"/>
    </style:style>
    <style:style style:name="T6" style:family="text">
      <style:text-properties officeooo:rsid="002e937e"/>
    </style:style>
    <style:style style:name="T7" style:family="text">
      <style:text-properties officeooo:rsid="002c4cb9"/>
    </style:style>
    <style:style style:name="T8" style:family="text">
      <style:text-properties officeooo:rsid="0030375c"/>
    </style:style>
    <style:style style:name="T9" style:family="text">
      <style:text-properties officeooo:rsid="003507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Nota Importante :<text:span text:style-name="T1"> </text:span><text:span text:style-name="T2">Aquellos días dentro del transcurso de este Sprint que no estén registrados en este documento, están exentos de nuevo trabajo actualizado o novedades. En pocas palabras, el documento contiene todos los días de trabajo registrado.</text:span></text:p>
      <text:p text:style-name="P1"/>
      <text:p text:style-name="P1"/>
      <text:p text:style-name="P1">1ª Reunión</text:p>
      <text:p text:style-name="P1">Iniciada a la 1<text:span text:style-name="T3">9:30</text:span></text:p>
      <text:p text:style-name="P3">Asiste <text:span text:style-name="T3">Carlos Megías, <text:s/></text:span><text:span text:style-name="T4">y </text:span><text:span text:style-name="T5">el resto se comunica por mensaje de texto.</text:span></text:p>
      <text:p text:style-name="P4">Tarea 1 asignada a <text:span text:style-name="T5">Carlos Megías</text:span></text:p>
      <text:p text:style-name="P4">Tarea 2 asignada a <text:span text:style-name="T5">Erik Flaquer</text:span></text:p>
      <text:p text:style-name="P4">Tarea 3 asignada a <text:span text:style-name="T5">Aníbal Zambrana</text:span></text:p>
      <text:p text:style-name="P4">Tarea 4 asignada a Pablo Guerrero</text:p>
      <text:p text:style-name="P5">Tarea 5 asignada a Pablo Guerrero</text:p>
      <text:p text:style-name="P6">Finalizada a 1<text:span text:style-name="T3">9:45</text:span></text:p>
      <text:p text:style-name="P6"/>
      <text:p text:style-name="P7"/>
      <text:p text:style-name="P8">2º Reunión</text:p>
      <text:p text:style-name="P8">Iniciada a las 19:30</text:p>
      <text:p text:style-name="P8">Asisten todos</text:p>
      <text:p text:style-name="P8">Carlos Megías empieza la Tarea 1</text:p>
      <text:p text:style-name="P9">Finalizada a 19:45</text:p>
      <text:p text:style-name="P9"/>
      <text:p text:style-name="P8"/>
      <text:p text:style-name="P10">3º Reunión</text:p>
      <text:p text:style-name="P10">Iniciada a las <text:span text:style-name="T6">20:00</text:span></text:p>
      <text:p text:style-name="P10">Asisten todos</text:p>
      <text:p text:style-name="P10">Carlos <text:span text:style-name="T7">M</text:span>egías termina la Tarea 1 y queda pendiente de revisión</text:p>
      <text:p text:style-name="P11">Finalizada a 20:<text:span text:style-name="T8">20</text:span></text:p>
      <text:p text:style-name="P11"/>
      <text:p text:style-name="P11"/>
      <text:p text:style-name="P12">4º Reunión </text:p>
      <text:p text:style-name="P12">Iniciada a las 19:45</text:p>
      <text:p text:style-name="P12">Asiste Carlos Megías, Pablo Guerrero, Aníbal Zambrana y Ángel (Scrum).</text:p>
      <text:p text:style-name="P12">La tarea de Carlos ya se ha revisado y pasa a terminada</text:p>
      <text:p text:style-name="P12">Las tareas de Aníbal, Erik y la tarea 5 de Pablo se han hecho <text:span text:style-name="T9">hoy</text:span> y quedan pendientes de revisión</text:p>
      <text:p text:style-name="P12">La tarea 4 correspondiente a Pablo ya se ha empezado.</text:p>
      <text:p text:style-name="P13">He ayudado a Erik a subir su tarea debido a dudas con git</text:p>
      <text:p text:style-name="P13">Finalizada a las 20:10</text:p>
      <text:p text:style-name="P3"/>
      <text:p text:style-name="P3"/>
      <text:p text:style-name="P14">5º Reunión</text:p>
      <text:p text:style-name="P14">Iniciada a las 20:30</text:p>
      <text:p text:style-name="P14">Asiste Carlos Megías, Aníbal Zambrana, Erik Flaquer y Ángel (Scrum)</text:p>
      <text:p text:style-name="P14">La tarea de Aníbal y la tarea 5 de Pablo ya se han revisado y pasan a terminadas</text:p>
      <text:p text:style-name="P14">La tarea de Erik se mantiene en revisión y la tarea 4 de Pablo está pendiente de subir y revisar</text:p>
      <text:p text:style-name="P14">Finalizada a las 20:45</text:p>
      <text:p text:style-name="P14"/>
      <text:p text:style-name="P14"/>
      <text:p text:style-name="P15">6º Reunión</text:p>
      <text:p text:style-name="P15">Iniciada a las 20:15</text:p>
      <text:p text:style-name="P15"><text:soft-page-break/>Asisten todos</text:p>
      <text:p text:style-name="P15">La tarea de Erik se ha completado y pasa a terminada</text:p>
      <text:p text:style-name="P15">La tarea 4 de Pablo se ha revisado y pasa a terminada</text:p>
      <text:p text:style-name="P15">Finalizada a 20:3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8.3.2$Windows_X86_64 LibreOffice_project/48a6bac9e7e268aeb4c3483fcf825c94556d9f92</meta:generator>
    <dc:date>2024-12-10T21:08:23.050000000</dc:date>
    <meta:editing-duration>PT3H12M23S</meta:editing-duration>
    <meta:editing-cycles>30</meta:editing-cycles>
    <meta:document-statistic meta:table-count="0" meta:image-count="0" meta:object-count="0" meta:page-count="2" meta:paragraph-count="40" meta:word-count="295" meta:character-count="1586" meta:non-whitespace-character-count="1329"/>
  </office:meta>
</office:document-meta>
</file>